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ec189" officeooo:paragraph-rsid="000cd94b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c189" officeooo:paragraph-rsid="000ec18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55c65d" officeooo:paragraph-rsid="0055c65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e72d" officeooo:paragraph-rsid="000fe7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9e537" officeooo:paragraph-rsid="0009e53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515187" officeooo:paragraph-rsid="00515187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1d5ca8" officeooo:paragraph-rsid="001d5ca8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deb13" officeooo:paragraph-rsid="001deb13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247ecf" officeooo:paragraph-rsid="00247ecf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261e31" officeooo:paragraph-rsid="00261e31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2938ca" officeooo:paragraph-rsid="002938ca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normal" officeooo:rsid="00368571" officeooo:paragraph-rsid="00368571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38454f" officeooo:paragraph-rsid="0038454f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3a187c" officeooo:paragraph-rsid="003a187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fe72d" officeooo:paragraph-rsid="000fe72d" style:font-size-asian="12.25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4pt" fo:font-weight="normal" officeooo:rsid="00bbf7ed" officeooo:paragraph-rsid="00bbf7ed" style:font-size-asian="12.25pt" style:font-weight-asian="normal" style:font-size-complex="14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4pt" fo:font-weight="normal" officeooo:rsid="00bd9271" officeooo:paragraph-rsid="00bd9271" style:font-size-asian="12.25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normal" officeooo:rsid="00bdf1d2" officeooo:paragraph-rsid="00bdf1d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bdf1d2" officeooo:paragraph-rsid="00bdf1d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09e537" officeooo:paragraph-rsid="0009e537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0ec189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3fc10c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5b788d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654163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7ea7cc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8504b8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912257"/>
    </style:style>
    <style:style style:name="P28" style:family="paragraph" style:parent-style-name="Standard">
      <style:paragraph-properties fo:text-align="start" style:justify-single-word="false"/>
      <style:text-properties officeooo:paragraph-rsid="004f8931"/>
    </style:style>
    <style:style style:name="P29" style:family="paragraph" style:parent-style-name="Standard">
      <style:paragraph-properties fo:text-align="start" style:justify-single-word="false"/>
      <style:text-properties officeooo:paragraph-rsid="000fe72d"/>
    </style:style>
    <style:style style:name="P30" style:family="paragraph" style:parent-style-name="Standard">
      <style:paragraph-properties fo:text-align="start" style:justify-single-word="false"/>
      <style:text-properties officeooo:paragraph-rsid="00bfd219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3fc10c" officeooo:paragraph-rsid="003fc10c"/>
    </style:style>
    <style:style style:name="P32" style:family="paragraph" style:parent-style-name="Standard">
      <style:paragraph-properties fo:text-align="start" style:justify-single-word="false"/>
      <style:text-properties officeooo:rsid="0044ca1e" officeooo:paragraph-rsid="0044ca1e"/>
    </style:style>
    <style:style style:name="P33" style:family="paragraph" style:parent-style-name="Standard">
      <style:paragraph-properties fo:text-align="start" style:justify-single-word="false"/>
      <style:text-properties officeooo:rsid="0048e968" officeooo:paragraph-rsid="0048e968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48e968" officeooo:paragraph-rsid="005b788d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48e968" officeooo:paragraph-rsid="00654163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48e968" officeooo:paragraph-rsid="007ea7cc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48e968" officeooo:paragraph-rsid="008504b8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48e968" officeooo:paragraph-rsid="00912257"/>
    </style:style>
    <style:style style:name="P39" style:family="paragraph" style:parent-style-name="Standard">
      <style:paragraph-properties fo:text-align="start" style:justify-single-word="false"/>
      <style:text-properties officeooo:rsid="004a8241" officeooo:paragraph-rsid="004a8241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4a8241" officeooo:paragraph-rsid="005b788d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4a8241" officeooo:paragraph-rsid="00654163"/>
    </style:style>
    <style:style style:name="P42" style:family="paragraph" style:parent-style-name="Standard" style:list-style-name="L2">
      <style:paragraph-properties fo:text-align="start" style:justify-single-word="false"/>
      <style:text-properties officeooo:rsid="004a8241" officeooo:paragraph-rsid="007ea7cc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4a8241" officeooo:paragraph-rsid="008504b8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4a8241" officeooo:paragraph-rsid="00912257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4f8931" officeooo:paragraph-rsid="004f8931"/>
    </style:style>
    <style:style style:name="P46" style:family="paragraph" style:parent-style-name="Standard">
      <style:paragraph-properties fo:text-align="start" style:justify-single-word="false"/>
      <style:text-properties officeooo:rsid="004f8931" officeooo:paragraph-rsid="004f8931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4f8931" officeooo:paragraph-rsid="005b788d"/>
    </style:style>
    <style:style style:name="P48" style:family="paragraph" style:parent-style-name="Standard" style:list-style-name="L2">
      <style:paragraph-properties fo:text-align="start" style:justify-single-word="false"/>
      <style:text-properties officeooo:rsid="004f8931" officeooo:paragraph-rsid="00639f07"/>
    </style:style>
    <style:style style:name="P49" style:family="paragraph" style:parent-style-name="Standard" style:list-style-name="L2">
      <style:paragraph-properties fo:text-align="start" style:justify-single-word="false"/>
      <style:text-properties officeooo:rsid="004f8931" officeooo:paragraph-rsid="00654163"/>
    </style:style>
    <style:style style:name="P50" style:family="paragraph" style:parent-style-name="Standard" style:list-style-name="L2">
      <style:paragraph-properties fo:text-align="start" style:justify-single-word="false"/>
      <style:text-properties officeooo:rsid="004f8931" officeooo:paragraph-rsid="007ea7cc"/>
    </style:style>
    <style:style style:name="P51" style:family="paragraph" style:parent-style-name="Standard" style:list-style-name="L2">
      <style:paragraph-properties fo:text-align="start" style:justify-single-word="false"/>
      <style:text-properties officeooo:rsid="004f8931" officeooo:paragraph-rsid="008504b8"/>
    </style:style>
    <style:style style:name="P52" style:family="paragraph" style:parent-style-name="Standard" style:list-style-name="L2">
      <style:paragraph-properties fo:text-align="start" style:justify-single-word="false"/>
      <style:text-properties officeooo:rsid="004f8931" officeooo:paragraph-rsid="00912257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a85c27" officeooo:paragraph-rsid="00a85c27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aa4be7" officeooo:paragraph-rsid="00aa4be7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ad76e8" officeooo:paragraph-rsid="00ad76e8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ae54db" officeooo:paragraph-rsid="00ae54db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ae6a7b" officeooo:paragraph-rsid="00ae6a7b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b1f7d1" officeooo:paragraph-rsid="00b1f7d1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b23757" officeooo:paragraph-rsid="00b23757"/>
    </style:style>
    <style:style style:name="P60" style:family="paragraph" style:parent-style-name="Standard" style:list-style-name="L4">
      <style:paragraph-properties fo:text-align="start" style:justify-single-word="false"/>
      <style:text-properties officeooo:rsid="00b2ee45" officeooo:paragraph-rsid="00b2ee45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b5e59d" officeooo:paragraph-rsid="00b5e59d"/>
    </style:style>
    <style:style style:name="P62" style:family="paragraph" style:parent-style-name="Standard" style:list-style-name="L4">
      <style:paragraph-properties fo:text-align="start" style:justify-single-word="false"/>
      <style:text-properties officeooo:rsid="00bb4a18" officeooo:paragraph-rsid="00bb4a18"/>
    </style:style>
    <style:style style:name="T1" style:family="text">
      <style:text-properties officeooo:rsid="00515187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ec18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45ab3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45fe03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4caf9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4e4dbe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4f8931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528122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44ca1e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5deeda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5ecc44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61d20f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639f07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69fb28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6d18af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6fe780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73510b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7473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7643fa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77c380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7ca075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80a2a0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8182fd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8395f6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8504b8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8a042b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8bab01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925aa6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93ea93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95155e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97bf58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9910b3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officeooo:rsid="009c68aa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9ee495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0fe72d" style:font-size-asian="12.25pt" style:font-weight-asian="normal" style:font-size-complex="14pt" style:font-weight-complex="normal"/>
    </style:style>
    <style:style style:name="T37" style:family="text">
      <style:text-properties fo:font-size="14pt" fo:font-weight="normal" officeooo:rsid="00b00b51" style:font-size-asian="12.25pt" style:font-weight-asian="normal" style:font-size-complex="14pt" style:font-weight-complex="normal"/>
    </style:style>
    <style:style style:name="T38" style:family="text">
      <style:text-properties fo:font-size="14pt" fo:font-weight="normal" officeooo:rsid="00b76772" style:font-size-asian="12.25pt" style:font-weight-asian="normal" style:font-size-complex="14pt" style:font-weight-complex="normal"/>
    </style:style>
    <style:style style:name="T39" style:family="text">
      <style:text-properties fo:font-size="14pt" fo:font-weight="normal" officeooo:rsid="00bfd219" style:font-size-asian="12.25pt" style:font-weight-asian="normal" style:font-size-complex="14pt" style:font-weight-complex="normal"/>
    </style:style>
    <style:style style:name="T40" style:family="text">
      <style:text-properties fo:font-size="14pt" fo:font-weight="normal" officeooo:rsid="00515187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c1ba3a" style:font-size-asian="12.25pt" style:font-weight-asian="normal" style:font-size-complex="14pt" style:font-weight-complex="normal"/>
    </style:style>
    <style:style style:name="T42" style:family="text">
      <style:text-properties fo:font-size="14pt" fo:font-weight="normal" officeooo:rsid="00c2499d" style:font-size-asian="12.25pt" style:font-weight-asian="normal" style:font-size-complex="14pt" style:font-weight-complex="normal"/>
    </style:style>
    <style:style style:name="T43" style:family="text">
      <style:text-properties fo:font-size="14pt" fo:font-weight="normal" officeooo:rsid="00c3856c" style:font-size-asian="12.25pt" style:font-weight-asian="normal" style:font-size-complex="14pt" style:font-weight-complex="normal"/>
    </style:style>
    <style:style style:name="T44" style:family="text">
      <style:text-properties officeooo:rsid="001fe133"/>
    </style:style>
    <style:style style:name="T45" style:family="text">
      <style:text-properties officeooo:rsid="00207561"/>
    </style:style>
    <style:style style:name="T46" style:family="text">
      <style:text-properties officeooo:rsid="00290687"/>
    </style:style>
    <style:style style:name="T47" style:family="text">
      <style:text-properties officeooo:rsid="002c6338"/>
    </style:style>
    <style:style style:name="T48" style:family="text">
      <style:text-properties officeooo:rsid="002f6e84"/>
    </style:style>
    <style:style style:name="T49" style:family="text">
      <style:text-properties officeooo:rsid="00bd2ff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Inteligência Artificial</text:span> – Lista <text:span text:style-name="T46">Laboratório 1</text:span></text:p>
      <text:p text:style-name="P5"/>
      <text:p text:style-name="P5">Eduardo Melo de Carvalho Braga<text:tab/><text:tab/><text:tab/><text:tab/><text:tab/><text:tab/>367089</text:p>
      <text:p text:style-name="P1"/>
      <text:p text:style-name="P1">1) <text:tab/></text:p>
      <text:list xml:id="list4867848175156716752" text:style-name="L1">
        <text:list-item>
          <text:p text:style-name="P7">Verdadeiro. O agente precisa saber de todos os possíveis estados que possam ser gerados, a partir do estado atual, para que possa ser perfeitamente racional <text:span text:style-name="T44">(oniciente)</text:span>. Pois para tomar uma decisão racional seria necessário saber de todos os próximos estados a fim de poder escolher qual a melhor decisão a ser tomada. No caso da questão, temos um agente com racionalidade limitada.</text:p>
        </text:list-item>
        <text:list-item>
          <text:p text:style-name="P8">Verdadeiro. Qualquer ambiente que não <text:span text:style-name="T45">seja perfeitamente observável, pelo agente, apenas baseando-se no estado atual do problema, (deterministico) fará com que este não possa agir racionalmente, dependendo do tipo de agente.</text:span></text:p>
        </text:list-item>
        <text:list-item>
          <text:p text:style-name="P11">Falso. Pois dependendo das ações tomadas pelo agente, este poderá nunca observar todo o ambi<text:span text:style-name="T47">e</text:span>nte.</text:p>
        </text:list-item>
        <text:list-item>
          <text:p text:style-name="P9">Falso. As entradas de um programa agente são apenas a percepção do agente a cada estado em que se encontra, enquanto as entradas da função agente são os históricos das percepções dos agentes.</text:p>
        </text:list-item>
        <text:list-item>
          <text:p text:style-name="P10">Falso. Esta é a definição de um agente. Agente = Arquitetura + Programa.</text:p>
        </text:list-item>
        <text:list-item>
          <text:p text:style-name="P11">Verdadeiro. Pois <text:span text:style-name="T48">pode existir uma combinação de escolhas que permitam com que o agente observe o ambiente completamente, desde que seu programa agente possua as condições necessárias para isso.</text:span></text:p>
        </text:list-item>
        <text:list-item>
          <text:p text:style-name="P12">Verdadeiro. Se os dois abientes distintos forem determinísticos isso será possível.</text:p>
        </text:list-item>
        <text:list-item>
          <text:p text:style-name="P13">Falso. Na verdade apenas alguns agentes conseguem ser racionais em um ambiente não determinístico.</text:p>
        </text:list-item>
        <text:list-item>
          <text:p text:style-name="P14">Falso. Pois mesmo tendo a capacidade de observar todos os estados do problema, e de sempre tomar as escolhas certas, o agente terá que fazer isso sempre no tempo certo. O agente não possuirá esta noção de tempo, e poderá vir a perder por fazer jogadas certas em tempos errados.</text:p>
        </text:list-item>
      </text:list>
      <text:p text:style-name="P3"/>
      <text:p text:style-name="P21"><text:span text:style-name="T3">2)</text:span></text:p>
      <text:list xml:id="list7990094319843329836" text:style-name="L2">
        <text:list-item>
          <text:p text:style-name="P31"><text:span text:style-name="T3"><text:s/></text:span></text:p>
        </text:list-item>
      </text:list>
      <text:p text:style-name="P32"><text:span text:style-name="T3"><text:tab/>P</text:span><text:span text:style-name="T2">erformace: </text:span><text:span text:style-name="T4">Gols marcados, gols recebidos, defesas bem sucedidas, ataques <text:tab/><text:tab/>bem sucedidos, </text:span><text:span text:style-name="T5">impedimentos </text:span><text:span text:style-name="T6">e faltas.</text:span></text:p>
      <text:p text:style-name="P33"><text:span text:style-name="T5"><text:tab/>A</text:span><text:span text:style-name="T2">mbiente: Quadra de futebol, linhas de marcação e traves.</text:span></text:p>
      <text:p text:style-name="P39"><text:span text:style-name="T2"><text:tab/>Atuadores: Pernas, braços, mãos </text:span><text:span text:style-name="T7">e cabeça.</text:span></text:p>
      <text:p text:style-name="P46"><text:span text:style-name="T7"><text:tab/>S</text:span><text:span text:style-name="T2">ensores: Olhos e ouvidos.</text:span></text:p>
      <text:list xml:id="list8653746807872817702" text:style-name="L3">
        <text:list-header>
          <text:p text:style-name="P45"><text:span text:style-name="T2"/></text:p>
        </text:list-header>
      </text:list>
      <text:p text:style-name="P28"><text:span text:style-name="T8"><text:tab/></text:span><text:span text:style-name="T9">Parcialmente observável</text:span><text:span text:style-name="T2">, m</text:span><text:span text:style-name="T9">ultiagente</text:span><text:span text:style-name="T2">, </text:span><text:span text:style-name="T9">e</text:span><text:span text:style-name="T2">sto</text:span><text:span text:style-name="T9">cástico</text:span><text:span text:style-name="T2">, sequen</text:span><text:span text:style-name="T9">c</text:span><text:span text:style-name="T2">ial, </text:span><text:span text:style-name="T9">dinâmico</text:span><text:span text:style-name="T2">, <text:tab/>continuo </text:span><text:span text:style-name="T9">e desconhecido.</text:span></text:p>
      <text:p text:style-name="P28"><text:span text:style-name="T9"/></text:p>
      <text:p text:style-name="P28"><text:span text:style-name="T9"/></text:p>
      <text:list xml:id="list165844724543469" text:continue-list="list7990094319843329836" text:style-name="L2">
        <text:list-item>
          <text:p text:style-name="P23"><text:soft-page-break/><text:span text:style-name="T3"><text:line-break/>P</text:span><text:span text:style-name="T10">erformace: </text:span><text:span text:style-name="T11">Tipo do livro, preço, avaliações e edição</text:span><text:span text:style-name="T6">.</text:span></text:p>
          <text:p text:style-name="P34"><text:span text:style-name="T5">A</text:span><text:span text:style-name="T2">mbiente: </text:span><text:span text:style-name="T12">Sites de venda de livros usados e páginas de venda de artigos <text:tab/>usados, em redes sociais</text:span><text:span text:style-name="T2">.</text:span></text:p>
          <text:p text:style-name="P40"><text:span text:style-name="T2">Atuadores: </text:span><text:span text:style-name="T13">Strings</text:span><text:span text:style-name="T7">.</text:span></text:p>
          <text:p text:style-name="P48"><text:span text:style-name="T7">S</text:span><text:span text:style-name="T2">ensores: </text:span><text:span text:style-name="T14">A</text:span><text:span text:style-name="T13">lgoritmos de busca por palavras</text:span><text:span text:style-name="T2">.</text:span></text:p>
          <text:p text:style-name="P47"><text:span text:style-name="T2"/></text:p>
          <text:p text:style-name="P23"><text:span text:style-name="T9">Parcialmente observável</text:span><text:span text:style-name="T3">, m</text:span><text:span text:style-name="T9">ultiagente</text:span><text:span text:style-name="T3">, </text:span><text:span text:style-name="T9">e</text:span><text:span text:style-name="T3">sto</text:span><text:span text:style-name="T9">cástico</text:span><text:span text:style-name="T3">, sequen</text:span><text:span text:style-name="T9">c</text:span><text:span text:style-name="T3">ial, </text:span><text:span text:style-name="T9">dinâmico</text:span><text:span text:style-name="T3">, continuo </text:span><text:span text:style-name="T9">e desconhecido.</text:span></text:p>
        </text:list-item>
        <text:list-item>
          <text:p text:style-name="P24"><text:span text:style-name="T9"><text:line-break/></text:span><text:span text:style-name="T3">P</text:span><text:span text:style-name="T10">erformace: </text:span><text:span text:style-name="T15">Vitória ou derrota</text:span><text:span text:style-name="T6">.</text:span></text:p>
          <text:p text:style-name="P35"><text:span text:style-name="T5">A</text:span><text:span text:style-name="T2">mbiente: </text:span><text:span text:style-name="T16">Quadra de tênis</text:span><text:span text:style-name="T2">.</text:span></text:p>
          <text:p text:style-name="P41"><text:span text:style-name="T2">Atuadores: </text:span><text:span text:style-name="T17">Membros superiores e inferiores; </text:span><text:span text:style-name="T19">raquete de tênis</text:span><text:span text:style-name="T7">.</text:span></text:p>
          <text:p text:style-name="P49"><text:span text:style-name="T7">S</text:span><text:span text:style-name="T2">ensores: </text:span><text:span text:style-name="T18">Olhos </text:span><text:span text:style-name="T24">e ouvidos</text:span><text:span text:style-name="T2">.</text:span></text:p>
          <text:p text:style-name="P49"><text:span text:style-name="T2"/></text:p>
          <text:p text:style-name="P24"><text:span text:style-name="T20">Completamente</text:span><text:span text:style-name="T9"> observável</text:span><text:span text:style-name="T3">, </text:span><text:span text:style-name="T23">multiagente</text:span><text:span text:style-name="T3">, </text:span><text:span text:style-name="T9">e</text:span><text:span text:style-name="T3">sto</text:span><text:span text:style-name="T9">cástico</text:span><text:span text:style-name="T3">, sequen</text:span><text:span text:style-name="T9">c</text:span><text:span text:style-name="T3">ial, </text:span><text:span text:style-name="T9">dinâmico</text:span><text:span text:style-name="T3">, continuo </text:span><text:span text:style-name="T9">e desconhecido.</text:span></text:p>
        </text:list-item>
        <text:list-item>
          <text:p text:style-name="P25"><text:span text:style-name="T22"><text:line-break/></text:span><text:span text:style-name="T3">P</text:span><text:span text:style-name="T10">erformace: </text:span><text:span text:style-name="T25">Comparação com a performace anterior</text:span><text:span text:style-name="T6">.</text:span></text:p>
          <text:p text:style-name="P36"><text:span text:style-name="T5">A</text:span><text:span text:style-name="T2">mbiente: </text:span><text:span text:style-name="T16">Quadra de tênis</text:span><text:span text:style-name="T2">.</text:span></text:p>
          <text:p text:style-name="P42"><text:span text:style-name="T2">Atuadores: </text:span><text:span text:style-name="T17">Membros superiores e inferiores; </text:span><text:span text:style-name="T19">raquete de tênis</text:span><text:span text:style-name="T7">.</text:span></text:p>
          <text:p text:style-name="P50"><text:span text:style-name="T7">S</text:span><text:span text:style-name="T2">ensores: </text:span><text:span text:style-name="T18">Olhos</text:span><text:span text:style-name="T2">.</text:span></text:p>
          <text:p text:style-name="P50"><text:span text:style-name="T2"/></text:p>
          <text:p text:style-name="P25"><text:span text:style-name="T20">Completamente</text:span><text:span text:style-name="T9"> observável</text:span><text:span text:style-name="T3">, </text:span><text:span text:style-name="T9">agente </text:span><text:span text:style-name="T21">único</text:span><text:span text:style-name="T3">, </text:span><text:span text:style-name="T9">e</text:span><text:span text:style-name="T3">sto</text:span><text:span text:style-name="T9">cástico</text:span><text:span text:style-name="T3">, sequen</text:span><text:span text:style-name="T9">c</text:span><text:span text:style-name="T3">ial, </text:span><text:span text:style-name="T9">dinâmico</text:span><text:span text:style-name="T3">, continuo </text:span><text:span text:style-name="T9">e desconhecido.</text:span></text:p>
        </text:list-item>
        <text:list-item>
          <text:p text:style-name="P26"><text:span text:style-name="T9"><text:line-break/></text:span><text:span text:style-name="T3">P</text:span><text:span text:style-name="T10">erformace: </text:span><text:span text:style-name="T26">Derrubou, ou não derrubou o sarrafo; altura do sarrafo</text:span><text:span text:style-name="T6">.</text:span></text:p>
          <text:p text:style-name="P37"><text:span text:style-name="T5">A</text:span><text:span text:style-name="T2">mbiente: </text:span><text:span text:style-name="T27">Pista de corrida</text:span><text:span text:style-name="T2">.</text:span></text:p>
          <text:p text:style-name="P43"><text:span text:style-name="T2">Atuadores: </text:span><text:span text:style-name="T17">Membros inferiores; </text:span><text:span text:style-name="T28">Tronco</text:span><text:span text:style-name="T7">.</text:span></text:p>
          <text:p text:style-name="P51"><text:span text:style-name="T7">S</text:span><text:span text:style-name="T2">ensores: </text:span><text:span text:style-name="T18">Olhos</text:span><text:span text:style-name="T2">.</text:span></text:p>
          <text:p text:style-name="P51"><text:span text:style-name="T2"/></text:p>
          <text:p text:style-name="P26"><text:span text:style-name="T20">Completamente</text:span><text:span text:style-name="T9"> observável</text:span><text:span text:style-name="T3">, </text:span><text:span text:style-name="T9">agente </text:span><text:span text:style-name="T21">único</text:span><text:span text:style-name="T3">, </text:span><text:span text:style-name="T9">e</text:span><text:span text:style-name="T3">sto</text:span><text:span text:style-name="T9">cástico</text:span><text:span text:style-name="T3">, sequen</text:span><text:span text:style-name="T9">c</text:span><text:span text:style-name="T3">ial, </text:span><text:span text:style-name="T9">dinâmico</text:span><text:span text:style-name="T3">, continuo </text:span><text:span text:style-name="T9">e desconhecido.</text:span></text:p>
        </text:list-item>
        <text:list-item>
          <text:p text:style-name="P27"><text:span text:style-name="T9"><text:line-break/></text:span><text:span text:style-name="T3">P</text:span><text:span text:style-name="T10">erformace: </text:span><text:span text:style-name="T29">Item comprado; preço; importância do item; perspectiva de valorização do item</text:span><text:span text:style-name="T6">.</text:span></text:p>
          <text:p text:style-name="P38"><text:span text:style-name="T5">A</text:span><text:span text:style-name="T2">mbiente: </text:span><text:span text:style-name="T30">Casa de leilão</text:span><text:span text:style-name="T2">.</text:span></text:p>
          <text:p text:style-name="P44"><text:span text:style-name="T2">Atuadores: </text:span><text:span text:style-name="T31">Realizar compra; oferecer lance maior</text:span><text:span text:style-name="T7">.</text:span></text:p>
          <text:p text:style-name="P52"><text:span text:style-name="T7">S</text:span><text:span text:style-name="T2">ensores: </text:span><text:span text:style-name="T18">Olhos </text:span><text:span text:style-name="T32">e ouvidos</text:span><text:span text:style-name="T2">.</text:span></text:p>
          <text:p text:style-name="P52"><text:span text:style-name="T2"/></text:p>
          <text:p text:style-name="P27"><text:span text:style-name="T33">Parcialmente</text:span><text:span text:style-name="T9"> observável</text:span><text:span text:style-name="T3">, </text:span><text:span text:style-name="T34">multiagente</text:span><text:span text:style-name="T3">, </text:span><text:span text:style-name="T9">e</text:span><text:span text:style-name="T3">sto</text:span><text:span text:style-name="T9">cástico</text:span><text:span text:style-name="T3">, </text:span><text:span text:style-name="T35">particionado</text:span><text:span text:style-name="T3">, </text:span><text:span text:style-name="T9">dinâmico</text:span><text:span text:style-name="T3">, continuo </text:span><text:span text:style-name="T9">e conhecido.</text:span></text:p>
          <text:p text:style-name="P22"><text:span text:style-name="T3"/></text:p>
        </text:list-item>
      </text:list>
      <text:p text:style-name="P2"/>
      <text:p text:style-name="P4"/>
      <text:p text:style-name="P29"><text:soft-page-break/><text:span text:style-name="T36">3)</text:span></text:p>
      <text:list xml:id="list1817644718376327145" text:style-name="L4">
        <text:list-item>
          <text:p text:style-name="P53"><text:span text:style-name="T36">A</text:span><text:span text:style-name="T2">gente é o ser que realiza ações baseadas em seu conhecimento do ambiente e nas funções corporais que o permitem realizar tais ações.</text:span></text:p>
        </text:list-item>
        <text:list-item>
          <text:p text:style-name="P54"><text:span text:style-name="T2">A função agente é aquela que analiza todas as ações feitas pelo agente e a partir de quais estados elas foram realizadas, atribuindo nota ao mesmo.</text:span></text:p>
        </text:list-item>
        <text:list-item>
          <text:p text:style-name="P55"><text:span text:style-name="T2">O Programa Agente é o responsável por especificar em quais estados o agente realiza certa ação.</text:span></text:p>
        </text:list-item>
        <text:list-item>
          <text:p text:style-name="P56"><text:span text:style-name="T2">Racionalidade é a capacidade de tomar a melhor decisão que pode ser alcançada a partir do estado atual do agente.</text:span></text:p>
        </text:list-item>
        <text:list-item>
          <text:p text:style-name="P57"><text:span text:style-name="T2">Autonomia </text:span><text:span text:style-name="T37">é a capacidade de agir baseando-se em conhecimentos prévios ou semelhantes à situação atual, além de simplesmente reagir a estímulos.</text:span></text:p>
        </text:list-item>
        <text:list-item>
          <text:p text:style-name="P58"><text:span text:style-name="T37">A</text:span><text:span text:style-name="T2">gente Reflexívo é um tipo de agente que apenas reage a estímulos, ou seja, ele apenas utiliza informações do estado atual para determinar qual ação deverá ser tomada.</text:span></text:p>
        </text:list-item>
        <text:list-item>
          <text:p text:style-name="P59"><text:span text:style-name="T2">O Agente Baseado em Modelo é um agente reflexivo que guarda um histórico de percepções anteriores as ações tomadas, possuindo assim a capacidade de autonomia.</text:span></text:p>
        </text:list-item>
        <text:list-item>
          <text:p text:style-name="P60"><text:span text:style-name="T2">O Agente Baseado em Objetivo se ajusta para alcançar um objetivo.</text:span></text:p>
        </text:list-item>
        <text:list-item>
          <text:p text:style-name="P61"><text:span text:style-name="T2">É um Agente Baseado em Objetivo, cujo o objetivo é uma função e o agente recebe uma nota por se aproximar dessa função. </text:span><text:span text:style-name="T38">Este irá então tentar receber a maior nota possível.</text:span></text:p>
        </text:list-item>
        <text:list-item>
          <text:p text:style-name="P62"><text:span text:style-name="T38">É </text:span><text:span text:style-name="T2">um agente que realiza "autocríticas" para se modificar e tentar se adaptar ao ambiente.</text:span></text:p>
        </text:list-item>
      </text:list>
      <text:p text:style-name="P4"/>
      <text:p text:style-name="P6">4)</text:p>
      <text:list xml:id="list2714004671626279493" text:style-name="L5">
        <text:list-item>
          <text:p text:style-name="P16">Sim. <text:span text:style-name="T49">Basta uma função ser atingida a partir de uma certa quantidade de percepções, e termos dois programas, um que chegue exatamente a essa quantidade de percepções e outro que passe dela.</text:span></text:p>
        </text:list-item>
        <text:list-item>
          <text:p text:style-name="P17">Sim. Pois dada uma percepção, o agente possuirá apenas uma resposta única para ela.</text:p>
        </text:list-item>
        <text:list-item>
          <text:p text:style-name="P18">Talvez não. Pois só ocorrerão mudanças significativas se os programas de agente implementarem alguma ação baseada em tempo.</text:p>
        </text:list-item>
      </text:list>
      <text:p text:style-name="P19"/>
      <text:p text:style-name="P30"><text:span text:style-name="T39">5</text:span><text:span text:style-name="T40">)</text:span></text:p>
      <text:p text:style-name="P30"><text:span text:style-name="T40"><text:s text:c="5"/></text:span><text:span text:style-name="T39">b) <text:s/>O agente reflexivo só pode voltar ao estado inicial por pura sorte, pois ele não possuí memória e também não está associado a um objetivo, que o forcem a voltar para a posição inicial.</text:span></text:p>
      <text:p text:style-name="P30"><text:span text:style-name="T39"><text:s text:c="5"/></text:span><text:span text:style-name="T41">c) </text:span><text:span text:style-name="T42">O melhor agente reflexivo conseguiria salvar todos os feridos passando o mínimo possível de vezes pelo mesmo espaço. </text:span><text:span text:style-name="T43">Os piores casos são quando existem bloqueios que impedem o agente de alcançar certa parte do cenário.</text:span></text:p>
      <text:p text:style-name="P30"><text:span text:style-name="T3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14S</meta:editing-duration>
    <meta:editing-cycles>108</meta:editing-cycles>
    <meta:generator>LibreOffice/5.1.2.2$Windows_x86 LibreOffice_project/d3bf12ecb743fc0d20e0be0c58ca359301eb705f</meta:generator>
    <dc:date>2016-10-09T16:58:42.093000000</dc:date>
    <meta:document-statistic meta:table-count="0" meta:image-count="0" meta:object-count="0" meta:page-count="3" meta:paragraph-count="64" meta:word-count="863" meta:character-count="5552" meta:non-whitespace-character-count="4744"/>
    <meta:user-defined meta:name="Info 1"/>
    <meta:user-defined meta:name="Info 2"/>
    <meta:user-defined meta:name="Info 3"/>
    <meta:user-defined meta:name="Info 4"/>
  </office:meta>
</office:document-meta>
</file>